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4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73cm"/>
    </style:style>
    <style:style style:name="co4" style:family="table-column">
      <style:table-column-properties fo:break-before="auto" style:column-width="7.4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roduit</text:p>
          </table:table-cell>
          <table:table-cell table:style-name="ce1" office:value-type="string" calcext:value-type="string">
            <text:p>Qtée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Info. Sup.</text:p>
          </table:table-cell>
        </table:table-row>
        <table:table-row table:style-name="ro1">
          <table:table-cell office:value-type="string" calcext:value-type="string">
            <text:p>Mote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B350050-22723R</text:p>
          </table:table-cell>
          <table:table-cell office:value-type="string" calcext:value-type="string">
            <text:p>Datasheet <text:a xlink:href="http://www.produktinfo.conrad.com/datenblaetter/225000-249999/233132-da-01-en-HOCHLEISTUNGSGETRIEBEMOTOR_12V_DC_1_50.pdf" xlink:type="simple">ici</text:a>, lien <text:a xlink:href="http://www.conrad.com/ce/fr/product/233132/Moteur-rducteur-haute-performance-Modelcraft?ref=searchDetail" xlink:type="simple">conrad</text:a></text:p>
          </table:table-cell>
        </table:table-row>
        <table:table-row table:style-name="ro1">
          <table:table-cell office:value-type="string" calcext:value-type="string">
            <text:p>Arduino Uno OU Arduino Min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ur la télécommande</text:p>
          </table:table-cell>
        </table:table-row>
        <table:table-row table:style-name="ro1">
          <table:table-cell office:value-type="string" calcext:value-type="string">
            <text:p>Arduino Mega 256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ur le contrôle du robot</text:p>
          </table:table-cell>
        </table:table-row>
        <table:table-row table:style-name="ro1">
          <table:table-cell office:value-type="string" calcext:value-type="string">
            <text:p>Photo-interupteu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OHM 574</text:p>
          </table:table-cell>
          <table:table-cell office:value-type="string" calcext:value-type="string">
            <text:p><text:a xlink:href="http://pdf1.alldatasheet.fr/datasheet-pdf/view/36616/ROHM/RPI-574.html" xlink:type="simple">Datasheet</text:a></text:p>
          </table:table-cell>
        </table:table-row>
        <table:table-row table:style-name="ro1">
          <table:table-cell office:value-type="string" calcext:value-type="string">
            <text:p>Module émission/réception wifi + anten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RF24L01</text:p>
          </table:table-cell>
          <table:table-cell office:value-type="string" calcext:value-type="string">
            <text:p>Lien <text:a xlink:href="http://www.ebay.com/itm/Arduino-2-4G-NRF24L01-Wireless-Transceiver-Module-SMA-Antenna-Microcontroll-/200932672566?pt=LH_DefaultDomain_0&amp;hash=item2ec8854436" xlink:type="simple">ebay</text:a></text:p>
          </table:table-cell>
        </table:table-row>
        <table:table-row table:style-name="ro1">
          <table:table-cell office:value-type="string" calcext:value-type="string">
            <text:p>Câble électrique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3">00/00/0000</text:date>, <text:time style:data-style-name="N2" text:time-value="14:53:54.6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6T14:36:35.594000000</meta:creation-date>
    <dc:date>2015-02-13T14:55:10.016000000</dc:date>
    <meta:editing-duration>PT2H34S</meta:editing-duration>
    <meta:editing-cycles>4</meta:editing-cycles>
    <meta:generator>LibreOffice/4.2.5.2$Windows_x86 LibreOffice_project/61cb170a04bb1f12e77c884eab9192be736ec5f5</meta:generator>
    <meta:document-statistic meta:table-count="1" meta:cell-count="23" meta:object-count="0"/>
  </office:meta>
</office:document-meta>
</file>